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Hack" svg:font-family="Hack, monospace, monospace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  <style:font-face style:name="monospace" svg:font-family="monospac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88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25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3" style:family="table">
      <style:table-properties style:width="6.0625in" fo:margin-left="-0.0042in" table:align="left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2.9375in"/>
    </style:style>
    <style:style style:name="Table3.C" style:family="table-column">
      <style:table-column-properties style:column-width="1.6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5in" fo:margin-left="0in" table:align="left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1.4792in"/>
    </style:style>
    <style:style style:name="Table1.C" style:family="table-column">
      <style:table-column-properties style:column-width="3.66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5in" fo:margin-left="0in" table:align="left"/>
    </style:style>
    <style:style style:name="Table2.A" style:family="table-column">
      <style:table-column-properties style:column-width="1.3542in"/>
    </style:style>
    <style:style style:name="Table2.B" style:family="table-column">
      <style:table-column-properties style:column-width="1.4792in"/>
    </style:style>
    <style:style style:name="Table2.C" style:family="table-column">
      <style:table-column-properties style:column-width="3.666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965in" table:align="margins"/>
    </style:style>
    <style:style style:name="Table4.A" style:family="table-column">
      <style:table-column-properties style:column-width="6.496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officeooo:paragraph-rsid="01065a26"/>
    </style:style>
    <style:style style:name="P4" style:family="paragraph" style:parent-style-name="Times14_5f_РИО2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.5118in" style:auto-text-indent="false" style:page-number="auto" fo:background-color="transparent" style:vertical-align="auto" style:writing-mode="lr-tb">
        <style:tab-stops>
          <style:tab-stop style:position="0.4925in"/>
        </style:tab-stops>
      </style:paragraph-properties>
    </style:style>
    <style:style style:name="P5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0" style:family="paragraph" style:parent-style-name="Text_20_body"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11" style:family="paragraph" style:parent-style-name="Text_20_body">
      <style:text-properties style:font-name="Times New Roman3" fo:font-size="14pt" fo:language="ru" fo:country="RU" officeooo:rsid="012a971c" officeooo:paragraph-rsid="012a971c" style:font-size-asian="14pt" style:language-asian="ru" style:country-asian="RU" style:font-name-complex="Times New Roman1" style:font-size-complex="14pt" style:language-complex="ar" style:country-complex="SA"/>
    </style:style>
    <style:style style:name="P12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3" style:family="paragraph" style:parent-style-name="Table_20_Contents">
      <style:paragraph-properties fo:margin-left="0in" fo:margin-right="0in" fo:text-indent="0in" style:auto-text-indent="false"/>
      <style:text-properties style:font-name="Times New Roman3" fo:font-size="14pt" fo:font-style="italic" officeooo:rsid="0155ca48" officeooo:paragraph-rsid="0155ca48" style:font-size-asian="10.5pt" style:font-style-asian="italic" style:font-style-complex="italic"/>
    </style:style>
    <style:style style:name="P14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style:font-name="Times New Roman3" style:font-size-complex="14pt"/>
    </style:style>
    <style:style style:name="P15" style:family="paragraph" style:parent-style-name="Standard">
      <style:paragraph-properties fo:margin-left="0in" fo:margin-right="0in" fo:line-height="150%" fo:text-indent="0in" style:auto-text-indent="false" style:writing-mode="lr-tb">
        <style:tab-stops/>
      </style:paragraph-properties>
      <style:text-properties style:font-name="Times New Roman3" style:font-size-complex="14pt"/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3" officeooo:rsid="003c375e" officeooo:paragraph-rsid="003c375e" style:font-size-complex="14pt"/>
    </style:style>
    <style:style style:name="P17" style:family="paragraph" style:parent-style-name="Text_20_body">
      <style:text-properties fo:color="#000000" loext:opacity="100%" officeooo:rsid="00884c1f" officeooo:paragraph-rsid="00418a37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fo:font-size="14pt" officeooo:paragraph-rsid="014631a7" style:font-size-asian="14pt" style:font-size-complex="14pt"/>
    </style:style>
    <style:style style:name="P19" style:family="paragraph" style:parent-style-name="Table_20_Contents">
      <style:paragraph-properties fo:margin-left="0in" fo:margin-right="0in" fo:text-indent="0in" style:auto-text-indent="false"/>
      <style:text-properties officeooo:rsid="00d7a881" officeooo:paragraph-rsid="00d7a881" style:font-size-asian="10.5pt"/>
    </style:style>
    <style:style style:name="P20" style:family="paragraph" style:parent-style-name="Table_20_Contents">
      <style:paragraph-properties fo:margin-left="0in" fo:margin-right="0in" fo:text-indent="0in" style:auto-text-indent="false"/>
      <style:text-properties officeooo:rsid="00d7a881" officeooo:paragraph-rsid="00d9dde1" style:font-size-asian="10.5pt"/>
    </style:style>
    <style:style style:name="P21" style:family="paragraph" style:parent-style-name="Table_20_Contents">
      <style:paragraph-properties fo:margin-left="0in" fo:margin-right="0in" fo:text-indent="0in" style:auto-text-indent="false"/>
      <style:text-properties officeooo:rsid="00d7a881" officeooo:paragraph-rsid="010a2196" style:font-size-asian="10.5pt"/>
    </style:style>
    <style:style style:name="P22" style:family="paragraph" style:parent-style-name="Table_20_Contents">
      <style:text-properties officeooo:rsid="010cd576" officeooo:paragraph-rsid="010cd576" style:font-size-asian="10.5pt"/>
    </style:style>
    <style:style style:name="P23" style:family="paragraph" style:parent-style-name="Table_20_Contents">
      <style:text-properties officeooo:rsid="01104c4c" officeooo:paragraph-rsid="01104c4c" style:font-size-asian="10.5pt"/>
    </style:style>
    <style:style style:name="P24" style:family="paragraph" style:parent-style-name="Table_20_Contents">
      <style:paragraph-properties fo:margin-left="0in" fo:margin-right="0in" fo:text-indent="0in" style:auto-text-indent="false"/>
      <style:text-properties fo:font-style="italic" officeooo:rsid="010a2196" officeooo:paragraph-rsid="010a2196" style:font-size-asian="10.5pt" style:font-style-asian="italic" style:font-style-complex="italic"/>
    </style:style>
    <style:style style:name="P25" style:family="paragraph" style:parent-style-name="Table_20_Contents">
      <style:paragraph-properties fo:margin-left="0in" fo:margin-right="0in" fo:text-indent="0in" style:auto-text-indent="false"/>
      <style:text-properties fo:font-style="italic" officeooo:rsid="01104c4c" officeooo:paragraph-rsid="01104c4c" style:font-size-asian="10.5pt" style:font-style-asian="italic" style:font-style-complex="italic"/>
    </style:style>
    <style:style style:name="P26" style:family="paragraph" style:parent-style-name="Table_20_Contents">
      <style:paragraph-properties fo:margin-left="0in" fo:margin-right="0in" fo:text-indent="0in" style:auto-text-indent="false"/>
      <style:text-properties fo:font-style="italic" officeooo:rsid="010ca319" officeooo:paragraph-rsid="010a2196" style:font-size-asian="10.5pt" style:font-style-asian="italic" style:font-style-complex="italic"/>
    </style:style>
    <style:style style:name="P27" style:family="paragraph" style:parent-style-name="Table_20_Contents">
      <style:paragraph-properties fo:margin-left="0in" fo:margin-right="0in" fo:text-indent="0in" style:auto-text-indent="false"/>
      <style:text-properties fo:font-style="italic" officeooo:rsid="0155f0fe" officeooo:paragraph-rsid="0155f0fe" style:font-size-asian="10.5pt" style:font-style-asian="italic" style:font-style-complex="italic"/>
    </style:style>
    <style:style style:name="P28" style:family="paragraph" style:parent-style-name="Text_20_body">
      <style:text-properties fo:font-style="italic" officeooo:rsid="0124cba1" officeooo:paragraph-rsid="013e2d56" style:font-style-asian="italic" style:font-style-complex="italic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officeooo:paragraph-rsid="010a01f9"/>
    </style:style>
    <style:style style:name="P30" style:family="paragraph" style:parent-style-name="Text_20_body">
      <style:text-properties officeooo:paragraph-rsid="010a01f9"/>
    </style:style>
    <style:style style:name="P31" style:family="paragraph" style:parent-style-name="Text_20_body">
      <style:text-properties fo:font-weight="bold" style:font-weight-asian="bold" style:font-weight-complex="bold"/>
    </style:style>
    <style:style style:name="P32" style:family="paragraph" style:parent-style-name="Text_20_body">
      <style:text-properties officeooo:paragraph-rsid="00d07a6c"/>
    </style:style>
    <style:style style:name="P33" style:family="paragraph" style:parent-style-name="Text_20_body">
      <style:text-properties officeooo:rsid="00d7a881" officeooo:paragraph-rsid="00d7a881"/>
    </style:style>
    <style:style style:name="P34" style:family="paragraph" style:parent-style-name="Text_20_body">
      <style:text-properties fo:font-style="normal" style:text-underline-style="none" fo:font-weight="normal" officeooo:rsid="00b8e1ee" officeooo:paragraph-rsid="00d9dde1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style:text-underline-style="none" fo:font-weight="normal" officeooo:rsid="00d7a881" officeooo:paragraph-rsid="00d7a881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style:text-underline-style="none" fo:font-weight="normal" officeooo:rsid="012e0eb2" officeooo:paragraph-rsid="012e0eb2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style:text-underline-style="none" fo:font-weight="normal" officeooo:rsid="0131428e" officeooo:paragraph-rsid="0131428e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12663ef" officeooo:paragraph-rsid="012663ef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12773a0" officeooo:paragraph-rsid="012773a0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officeooo:rsid="01086686" officeooo:paragraph-rsid="01086686"/>
    </style:style>
    <style:style style:name="P41" style:family="paragraph" style:parent-style-name="Text_20_body">
      <style:text-properties officeooo:paragraph-rsid="00d70abd"/>
    </style:style>
    <style:style style:name="P42" style:family="paragraph" style:parent-style-name="Text_20_body">
      <style:text-properties officeooo:rsid="012663ef" officeooo:paragraph-rsid="012663ef"/>
    </style:style>
    <style:style style:name="P43" style:family="paragraph" style:parent-style-name="Text_20_body">
      <style:text-properties officeooo:rsid="0127c81f" officeooo:paragraph-rsid="0127c81f"/>
    </style:style>
    <style:style style:name="P44" style:family="paragraph" style:parent-style-name="Листинг">
      <style:text-properties officeooo:rsid="0127c81f" officeooo:paragraph-rsid="0127c81f"/>
    </style:style>
    <style:style style:name="P45" style:family="paragraph" style:parent-style-name="Листинг">
      <style:text-properties officeooo:rsid="0127c81f" officeooo:paragraph-rsid="0129bb6c"/>
    </style:style>
    <style:style style:name="P46" style:family="paragraph" style:parent-style-name="Text_20_body">
      <style:text-properties officeooo:rsid="012a971c" officeooo:paragraph-rsid="012a971c"/>
    </style:style>
    <style:style style:name="P47" style:family="paragraph" style:parent-style-name="Text_20_body">
      <style:text-properties officeooo:paragraph-rsid="00e6753a"/>
    </style:style>
    <style:style style:name="P48" style:family="paragraph" style:parent-style-name="Text_20_body">
      <style:paragraph-properties fo:text-align="start" style:justify-single-word="false"/>
      <style:text-properties officeooo:paragraph-rsid="0136b70a"/>
    </style:style>
    <style:style style:name="P49" style:family="paragraph" style:parent-style-name="Table">
      <style:text-properties officeooo:paragraph-rsid="010a2196"/>
    </style:style>
    <style:style style:name="P50" style:family="paragraph" style:parent-style-name="Table_20_Contents">
      <style:text-properties officeooo:rsid="010a01f9" officeooo:paragraph-rsid="010a01f9"/>
    </style:style>
    <style:style style:name="P51" style:family="paragraph" style:parent-style-name="Листинг">
      <style:paragraph-properties fo:text-align="start" style:justify-single-word="false"/>
      <style:text-properties style:font-name="monospace" officeooo:paragraph-rsid="0136b70a"/>
    </style:style>
    <style:style style:name="P52" style:family="paragraph" style:parent-style-name="Листинг">
      <style:paragraph-properties fo:text-align="start" style:justify-single-word="false"/>
      <style:text-properties style:font-name="monospace" officeooo:paragraph-rsid="01416983"/>
    </style:style>
    <style:style style:name="P53" style:family="paragraph" style:parent-style-name="Листинг">
      <style:text-properties officeooo:rsid="0138d62f" officeooo:paragraph-rsid="0138d62f"/>
    </style:style>
    <style:style style:name="P54" style:family="paragraph" style:parent-style-name="Text_20_body">
      <style:text-properties officeooo:rsid="014e1049" officeooo:paragraph-rsid="014e1049"/>
    </style:style>
    <style:style style:name="P55" style:family="paragraph" style:parent-style-name="Heading_20_1">
      <style:paragraph-properties fo:break-before="page"/>
      <style:text-properties officeooo:rsid="000ef043" officeooo:paragraph-rsid="003724e9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Heading_20_2">
      <style:text-properties officeooo:paragraph-rsid="00b3624b"/>
    </style:style>
    <style:style style:name="P58" style:family="paragraph" style:parent-style-name="Heading_20_2">
      <style:text-properties officeooo:rsid="0127c81f" officeooo:paragraph-rsid="0127c81f"/>
    </style:style>
    <style:style style:name="P59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60" style:family="paragraph" style:parent-style-name="Text_20_body" style:list-style-name="L1">
      <style:text-properties fo:font-style="italic" officeooo:rsid="00d9dde1" officeooo:paragraph-rsid="00e11b61" style:font-style-asian="italic" style:font-style-complex="italic"/>
    </style:style>
    <style:style style:name="P61" style:family="paragraph" style:parent-style-name="Text_20_body" style:list-style-name="L1">
      <style:text-properties fo:font-style="italic" officeooo:rsid="00db2898" officeooo:paragraph-rsid="0113eead" style:font-style-asian="italic" style:font-style-complex="italic"/>
    </style:style>
    <style:style style:name="P62" style:family="paragraph" style:parent-style-name="Text_20_body" style:list-style-name="L1">
      <style:text-properties fo:font-style="italic" officeooo:rsid="00db40a0" officeooo:paragraph-rsid="00db40a0" style:font-style-asian="italic" style:font-style-complex="italic"/>
    </style:style>
    <style:style style:name="P63" style:family="paragraph" style:parent-style-name="Text_20_body" style:list-style-name="L1">
      <style:text-properties fo:font-style="italic" officeooo:rsid="00de3484" officeooo:paragraph-rsid="01160f2c" style:font-style-asian="italic" style:font-style-complex="italic"/>
    </style:style>
    <style:style style:name="P64" style:family="paragraph" style:parent-style-name="Text_20_body" style:list-style-name="L1">
      <style:text-properties fo:font-style="italic" officeooo:rsid="00df9f45" officeooo:paragraph-rsid="00df9f45" style:font-style-asian="italic" style:font-style-complex="italic"/>
    </style:style>
    <style:style style:name="P65" style:family="paragraph" style:parent-style-name="Text_20_body" style:list-style-name="L2">
      <style:text-properties fo:font-style="italic" officeooo:rsid="00e2b26f" officeooo:paragraph-rsid="011afa62" style:font-style-asian="italic" style:font-style-complex="italic"/>
    </style:style>
    <style:style style:name="P66" style:family="paragraph" style:parent-style-name="Text_20_body" style:list-style-name="L2">
      <style:text-properties fo:font-style="italic" officeooo:rsid="00e44ba0" officeooo:paragraph-rsid="00e44ba0" style:font-style-asian="italic" style:font-style-complex="italic"/>
    </style:style>
    <style:style style:name="P67" style:family="paragraph" style:parent-style-name="Text_20_body" style:list-style-name="L2">
      <style:text-properties fo:font-style="italic" officeooo:rsid="011d6b20" officeooo:paragraph-rsid="011d6b20" style:font-style-asian="italic" style:font-style-complex="italic"/>
    </style:style>
    <style:style style:name="P68" style:family="paragraph" style:parent-style-name="Text_20_body" style:list-style-name="L2">
      <style:text-properties fo:font-style="italic" officeooo:rsid="0120bfff" officeooo:paragraph-rsid="0120bfff" style:font-style-asian="italic" style:font-style-complex="italic"/>
    </style:style>
    <style:style style:name="P69" style:family="paragraph" style:parent-style-name="Text_20_body" style:list-style-name="L2">
      <style:text-properties fo:font-style="italic" officeooo:rsid="01227b21" officeooo:paragraph-rsid="01245d1f" style:font-style-asian="italic" style:font-style-complex="italic"/>
    </style:style>
    <style:style style:name="P70" style:family="paragraph" style:parent-style-name="Text_20_body" style:list-style-name="L2">
      <style:text-properties fo:font-style="italic" officeooo:rsid="0124cba1" officeooo:paragraph-rsid="013e2d56" style:font-style-asian="italic" style:font-style-complex="italic"/>
    </style:style>
    <style:style style:name="P71" style:family="paragraph" style:parent-style-name="Text_20_body">
      <style:text-properties officeooo:rsid="014e1049" officeooo:paragraph-rsid="014e1049"/>
    </style:style>
    <style:style style:name="P72" style:family="paragraph" style:parent-style-name="Листинг">
      <style:paragraph-properties fo:text-align="start" style:justify-single-word="false"/>
    </style:style>
    <style:style style:name="P73" style:family="paragraph" style:parent-style-name="Листинг">
      <style:paragraph-properties fo:text-align="start" style:justify-single-word="false"/>
      <style:text-properties officeooo:paragraph-rsid="01732fdf"/>
    </style:style>
    <style:style style:name="P74" style:family="paragraph" style:parent-style-name="Листинг">
      <style:text-properties officeooo:paragraph-rsid="01732fdf"/>
    </style:style>
    <style:style style:name="T1" style:family="text">
      <style:text-properties fo:text-transform="uppercase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4" style:family="text">
      <style:text-properties style:font-name="Times New Roman3" fo:font-size="14pt" fo:language="ru" fo:country="RU" officeooo:rsid="002c0806" style:font-size-asian="14pt" style:language-asian="ru" style:country-asian="RU" style:font-name-complex="Times New Roman1" style:font-size-complex="14pt" style:language-complex="ar" style:country-complex="SA"/>
    </style:style>
    <style:style style:name="T5" style:family="text">
      <style:text-properties style:font-name="Times New Roman3" fo:font-size="14pt" fo:language="ru" fo:country="RU" officeooo:rsid="006c9ad5" style:font-size-asian="14pt" style:language-asian="ru" style:country-asian="RU" style:font-name-complex="Times New Roman1" style:font-size-complex="14pt" style:language-complex="ar" style:country-complex="SA"/>
    </style:style>
    <style:style style:name="T6" style:family="text">
      <style:text-properties style:font-name="Times New Roman3" fo:font-size="14pt" fo:language="ru" fo:country="RU" fo:font-style="normal" officeooo:rsid="00b8e1ee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7" style:family="text">
      <style:text-properties style:font-name="Times New Roman3" fo:font-size="14pt" fo:language="ru" fo:country="RU" fo:font-style="normal" officeooo:rsid="012b2f90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8" style:family="text">
      <style:text-properties style:font-name="Times New Roman3" fo:font-size="14pt" fo:language="ru" fo:country="RU" fo:font-style="normal" officeooo:rsid="012d2995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9" style:family="text">
      <style:text-properties style:font-name="Times New Roman3" fo:font-size="14pt" fo:language="ru" fo:country="RU" fo:font-style="normal" officeooo:rsid="016ad8f2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10" style:family="text">
      <style:text-properties style:font-name="Times New Roman3" fo:font-size="14pt" fo:language="ru" fo:country="RU" fo:font-style="normal" officeooo:rsid="016e3128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11" style:family="text">
      <style:text-properties style:font-name="Times New Roman3" fo:font-size="14pt" style:text-underline-style="none" fo:font-weight="normal" officeooo:rsid="0113eead" style:font-size-asian="10.5pt" style:font-weight-asian="normal" style:font-weight-complex="normal"/>
    </style:style>
    <style:style style:name="T12" style:family="text">
      <style:text-properties style:font-name="Times New Roman3" fo:font-size="14pt" style:text-underline-style="none" fo:font-weight="normal" officeooo:rsid="01157c6e" style:font-size-asian="10.5pt" style:font-weight-asian="normal" style:font-weight-complex="normal"/>
    </style:style>
    <style:style style:name="T13" style:family="text">
      <style:text-properties style:font-name="Times New Roman3" style:font-size-complex="14pt"/>
    </style:style>
    <style:style style:name="T14" style:family="text">
      <style:text-properties fo:color="#ff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7" style:family="text">
      <style:text-properties fo:color="#000000" loext:opacity="100%" style:font-name="Times New Roman3" fo:font-size="14pt" fo:language="ru" fo:country="RU" fo:font-weight="bold" officeooo:rsid="00d3e482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8" style:family="text">
      <style:text-properties fo:color="#000000" loext:opacity="100%" style:font-name="Times New Roman3" fo:font-size="14pt" fo:language="ru" fo:country="RU" fo:font-weight="bold" officeooo:rsid="01065a26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9" style:family="text">
      <style:text-properties fo:color="#000000" loext:opacity="100%" style:font-name="Times New Roman3" officeooo:rsid="013daba9" style:font-size-complex="14pt"/>
    </style:style>
    <style:style style:name="T20" style:family="text">
      <style:text-properties fo:color="#000000" loext:opacity="100%" officeooo:rsid="00c2c018"/>
    </style:style>
    <style:style style:name="T21" style:family="text">
      <style:text-properties fo:color="#000000" loext:opacity="100%" fo:background-color="#ffffff" loext:char-shading-value="0"/>
    </style:style>
    <style:style style:name="T22" style:family="text">
      <style:text-properties fo:color="#000000" loext:opacity="100%" style:font-name="monospace" fo:font-weight="normal" officeooo:rsid="0136b70a" fo:background-color="#ffffff" loext:char-shading-value="0" style:font-weight-asian="normal" style:font-weight-complex="normal"/>
    </style:style>
    <style:style style:name="T23" style:family="text">
      <style:text-properties fo:color="#000000" loext:opacity="100%" style:font-name="monospace" fo:background-color="#ffffff" loext:char-shading-value="0"/>
    </style:style>
    <style:style style:name="T24" style:family="text">
      <style:text-properties fo:color="#000000" loext:opacity="100%" officeooo:rsid="01479d19"/>
    </style:style>
    <style:style style:name="T25" style:family="text">
      <style:text-properties fo:color="#000000" loext:opacity="100%" officeooo:rsid="0149563d"/>
    </style:style>
    <style:style style:name="T26" style:family="text">
      <style:text-properties fo:font-variant="normal" fo:text-transform="none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7" style:family="text">
      <style:text-properties fo:font-variant="normal" fo:text-transform="none" fo:color="#000000" loext:opacity="100%" style:font-name="Times New Roman3" fo:font-size="14pt" fo:language="ru" fo:country="RU" officeooo:rsid="01065a26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8" style:family="text">
      <style:text-properties fo:font-variant="normal" fo:text-transform="none" fo:color="#000000" loext:opacity="100%" style:font-name="Times New Roman3" fo:font-size="14pt" fo:language="ru" fo:country="RU" officeooo:rsid="01458fef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9" style:family="text">
      <style:text-properties fo:color="#ce181e" loext:opacity="100%" officeooo:rsid="0018933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5a4f4" style:font-weight-asian="normal" style:font-weight-complex="normal"/>
    </style:style>
    <style:style style:name="T32" style:family="text">
      <style:text-properties fo:font-style="italic"/>
    </style:style>
    <style:style style:name="T33" style:family="text">
      <style:text-properties fo:font-style="italic" style:text-underline-style="none" fo:font-weight="normal" officeooo:rsid="010a0ec9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10e8ef5" style:font-style-asian="italic" style:font-weight-asian="normal" style:font-style-complex="italic" style:font-weight-complex="normal"/>
    </style:style>
    <style:style style:name="T35" style:family="text">
      <style:text-properties fo:font-style="italic" style:text-underline-style="none" fo:font-weight="normal" officeooo:rsid="01253b49" style:font-style-asian="italic" style:font-weight-asian="normal" style:font-style-complex="italic" style:font-weight-complex="normal"/>
    </style:style>
    <style:style style:name="T36" style:family="text">
      <style:text-properties fo:font-style="italic" style:text-underline-style="none" fo:font-weight="normal" officeooo:rsid="01518da3" style:font-style-asian="italic" style:font-weight-asian="normal" style:font-style-complex="italic" style:font-weight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15817a9" style:font-style-asian="italic" style:font-style-complex="italic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1342050" style:font-weight-asian="bold" style:font-weight-complex="bold"/>
    </style:style>
    <style:style style:name="T42" style:family="text">
      <style:text-properties fo:font-weight="bold" officeooo:rsid="0135d9d5" style:font-weight-asian="bold" style:font-weight-complex="bold"/>
    </style:style>
    <style:style style:name="T43" style:family="text">
      <style:text-properties fo:font-weight="bold" officeooo:rsid="0136b70a" style:font-weight-asian="bold" style:font-weight-complex="bold"/>
    </style:style>
    <style:style style:name="T4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b8e1ee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e0a4d1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10a0ec9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10a2196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10e8ef5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112bb5a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113eead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1157c6e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1160f2c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1161715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1163c01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1195512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11d6b20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11ec150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1245d1f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124cba1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1253b49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e6753a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13e2d56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1542170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15b84fe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15f2662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15f9eb7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164bc70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132e4a7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1402523" style:font-style-asian="normal" style:font-weight-asian="normal" style:font-style-complex="normal" style:font-weight-complex="normal"/>
    </style:style>
    <style:style style:name="T72" style:family="text">
      <style:text-properties officeooo:rsid="00d45abe"/>
    </style:style>
    <style:style style:name="T73" style:family="text">
      <style:text-properties style:text-underline-style="none" fo:font-weight="normal" style:font-weight-asian="normal" style:font-weight-complex="normal"/>
    </style:style>
    <style:style style:name="T74" style:family="text">
      <style:text-properties style:text-underline-style="none" fo:font-weight="normal" officeooo:rsid="00dc591c" style:font-weight-asian="normal" style:font-weight-complex="normal"/>
    </style:style>
    <style:style style:name="T75" style:family="text">
      <style:text-properties style:text-underline-style="none" fo:font-weight="normal" officeooo:rsid="0112bb5a" style:font-weight-asian="normal" style:font-weight-complex="normal"/>
    </style:style>
    <style:style style:name="T76" style:family="text">
      <style:text-properties style:text-underline-style="none" fo:font-weight="normal" officeooo:rsid="01157c6e" style:font-weight-asian="normal" style:font-weight-complex="normal"/>
    </style:style>
    <style:style style:name="T77" style:family="text">
      <style:text-properties style:text-underline-style="none" fo:font-weight="normal" officeooo:rsid="01160f2c" style:font-weight-asian="normal" style:font-weight-complex="normal"/>
    </style:style>
    <style:style style:name="T78" style:family="text">
      <style:text-properties style:text-underline-style="none" fo:font-weight="normal" officeooo:rsid="01161715" style:font-weight-asian="normal" style:font-weight-complex="normal"/>
    </style:style>
    <style:style style:name="T79" style:family="text">
      <style:text-properties style:text-underline-style="none" fo:font-weight="normal" officeooo:rsid="01195512" style:font-weight-asian="normal" style:font-weight-complex="normal"/>
    </style:style>
    <style:style style:name="T80" style:family="text">
      <style:text-properties style:text-underline-style="none" fo:font-weight="normal" officeooo:rsid="011d6b20" style:font-weight-asian="normal" style:font-weight-complex="normal"/>
    </style:style>
    <style:style style:name="T81" style:family="text">
      <style:text-properties style:text-underline-style="none" fo:font-weight="normal" officeooo:rsid="011ec150" style:font-weight-asian="normal" style:font-weight-complex="normal"/>
    </style:style>
    <style:style style:name="T82" style:family="text">
      <style:text-properties style:text-underline-style="none" fo:font-weight="normal" officeooo:rsid="01245d1f" style:font-weight-asian="normal" style:font-weight-complex="normal"/>
    </style:style>
    <style:style style:name="T83" style:family="text">
      <style:text-properties style:text-underline-style="none" fo:font-weight="normal" officeooo:rsid="0124cba1" style:font-weight-asian="normal" style:font-weight-complex="normal"/>
    </style:style>
    <style:style style:name="T84" style:family="text">
      <style:text-properties style:text-underline-style="none" fo:font-weight="normal" officeooo:rsid="013e2d56" style:font-weight-asian="normal" style:font-weight-complex="normal"/>
    </style:style>
    <style:style style:name="T85" style:family="text">
      <style:text-properties style:text-underline-style="none" fo:font-weight="normal" officeooo:rsid="015eb6be" style:font-weight-asian="normal" style:font-weight-complex="normal"/>
    </style:style>
    <style:style style:name="T86" style:family="text">
      <style:text-properties officeooo:rsid="00f40e84"/>
    </style:style>
    <style:style style:name="T87" style:family="text">
      <style:text-properties officeooo:rsid="010a2196"/>
    </style:style>
    <style:style style:name="T88" style:family="text">
      <style:text-properties officeooo:rsid="010ca319"/>
    </style:style>
    <style:style style:name="T89" style:family="text">
      <style:text-properties officeooo:rsid="01104c4c"/>
    </style:style>
    <style:style style:name="T90" style:family="text">
      <style:text-properties officeooo:rsid="01342050"/>
    </style:style>
    <style:style style:name="T91" style:family="text">
      <style:text-properties officeooo:rsid="0136b70a"/>
    </style:style>
    <style:style style:name="T92" style:family="text">
      <style:text-properties style:font-name="monospace"/>
    </style:style>
    <style:style style:name="T93" style:family="text">
      <style:text-properties style:font-name="monospace" fo:font-weight="normal" officeooo:rsid="0136b70a" style:font-weight-asian="normal" style:font-weight-complex="normal"/>
    </style:style>
    <style:style style:name="T94" style:family="text">
      <style:text-properties style:font-name="monospace" fo:font-weight="normal" officeooo:rsid="01732fdf" style:font-weight-asian="normal" style:font-weight-complex="normal"/>
    </style:style>
    <style:style style:name="T95" style:family="text">
      <style:text-properties style:font-name="monospace" officeooo:rsid="01732fdf" style:font-weight-asian="normal" style:font-weight-complex="normal"/>
    </style:style>
    <style:style style:name="T96" style:family="text">
      <style:text-properties officeooo:rsid="01458fef"/>
    </style:style>
    <style:style style:name="T97" style:family="text">
      <style:text-properties officeooo:rsid="014631a7"/>
    </style:style>
    <style:style style:name="T98" style:family="text">
      <style:text-properties officeooo:rsid="01470dc4"/>
    </style:style>
    <style:style style:name="T99" style:family="text">
      <style:text-properties officeooo:rsid="014a2d59"/>
    </style:style>
    <style:style style:name="T100" style:family="text">
      <style:text-properties officeooo:rsid="014dba60"/>
    </style:style>
    <style:style style:name="T101" style:family="text">
      <style:text-properties officeooo:rsid="0155ca48"/>
    </style:style>
    <style:style style:name="T102" style:family="text">
      <style:text-properties officeooo:rsid="0156f266"/>
    </style:style>
    <style:style style:name="T103" style:family="text">
      <style:text-properties officeooo:rsid="01585db7"/>
    </style:style>
    <style:style style:name="T104" style:family="text">
      <style:text-properties officeooo:rsid="015e678d"/>
    </style:style>
    <style:style style:name="T105" style:family="text">
      <style:text-properties style:text-underline-style="solid" style:text-underline-type="double" style:text-underline-width="auto" style:text-underline-color="font-color"/>
    </style:style>
    <style:style style:name="T106" style:family="text">
      <style:text-properties fo:color="#808080" loext:opacity="100%"/>
    </style:style>
    <style:style style:name="T107" style:family="text">
      <style:text-properties fo:color="#808080" loext:opacity="100%" style:font-name="monospace" officeooo:rsid="01732fdf" style:font-weight-asian="normal" style:font-weight-complex="normal"/>
    </style:style>
    <style:style style:name="T108" style:family="text">
      <style:text-properties fo:color="#808080" loext:opacity="100%" fo:font-style="italic"/>
    </style:style>
    <style:style style:name="T109" style:family="text">
      <style:text-properties fo:color="#cc7832" loext:opacity="100%"/>
    </style:style>
    <style:style style:name="T110" style:family="text">
      <style:text-properties fo:color="#cc7832" loext:opacity="100%" style:font-name="monospace" officeooo:rsid="01732fdf" style:font-weight-asian="normal" style:font-weight-complex="normal"/>
    </style:style>
    <style:style style:name="T111" style:family="text">
      <style:text-properties fo:color="#baba8a" loext:opacity="100%" style:font-name="monospace" officeooo:rsid="01732fdf" style:font-weight-asian="normal" style:font-weight-complex="normal"/>
    </style:style>
    <style:style style:name="T112" style:family="text">
      <style:text-properties fo:color="#6a8759" loext:opacity="100%"/>
    </style:style>
    <style:style style:name="T113" style:family="text">
      <style:text-properties fo:color="#cc782f" loext:opacity="100%"/>
    </style:style>
    <style:style style:name="T114" style:family="text">
      <style:text-properties fo:color="#9876aa" loext:opacity="100%"/>
    </style:style>
    <style:style style:name="T115" style:family="text">
      <style:text-properties fo:color="#6897bb" loext:opacity="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12">Кафедра <text:span text:style-name="T97">САПР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Book_20_Title"><text:span text:style-name="T1">отчет</text:span></text:span></text:p>
      <text:p text:style-name="P2"><text:span text:style-name="T2">по лабораторной работе</text:span><text:span text:style-name="T14"> </text:span><text:span text:style-name="T16">№</text:span><text:span text:style-name="T17">1</text:span></text:p>
      <text:p text:style-name="P2"><text:span text:style-name="T2">по дисциплине </text:span><text:span text:style-name="T16">«</text:span><text:span text:style-name="T18">Алгоритмы и струтуры данных</text:span><text:span text:style-name="T16">»</text:span></text:p>
      <text:p text:style-name="P2"><text:span text:style-name="Book_20_Title"><text:span text:style-name="T26">Тема: </text:span></text:span><text:span text:style-name="Book_20_Title"><text:span text:style-name="T27">Списки</text:span></text:span></text:p>
      <text:p text:style-name="P3"><text:span text:style-name="Book_20_Title"><text:span text:style-name="T27">Вариант </text:span></text:span><text:span text:style-name="Book_20_Title"><text:span text:style-name="T28">13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<text:span text:style-name="T13">Студент гр. </text:span><text:span text:style-name="T19">0302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6">Устинов Г.А.</text:p>
          </table:table-cell>
        </table:table-row>
        <table:table-row table:style-name="Таблица1.1">
          <table:table-cell table:style-name="Таблица1.A1" office:value-type="string">
            <text:p text:style-name="P14">Преподаватель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18">Родионова Е.А.</text:p>
          </table:table-cell>
        </table:table-row>
      </table:table>
      <text:p text:style-name="P8"/>
      <text:p text:style-name="P8"/>
      <text:p text:style-name="P8">Санкт-Петербург</text:p>
      <text:p text:style-name="P9">20<text:span text:style-name="T72">2</text:span><text:span text:style-name="T96">2</text:span></text:p>
      <text:h text:style-name="P56" text:outline-level="2">Цель работы</text:h>
      <text:p text:style-name="P40"><text:span text:style-name="T20">И</text:span><text:span text:style-name="T15">зучить структуру данных «</text:span><text:span text:style-name="T24">Односвязный</text:span><text:span text:style-name="T15"> список». Реализовать </text:span><text:span text:style-name="T25">односвязный</text:span><text:span text:style-name="T15"> список и заданные методы.</text:span></text:p>
      <text:p text:style-name="P17"/>
      <text:h text:style-name="Heading_20_2" text:outline-level="2">Задание</text:h>
      <text:p text:style-name="P31">Вариант <text:span text:style-name="T98">13</text:span></text:p>
      <text:p text:style-name="P41">Реализовать класс связного списка с набором методов. Данные, хранящиеся в списке могут быть любого типа на ваш выбор (например, int).</text:p>
      <text:p text:style-name="P41">Отчет по лабораторной работе должен содержать:</text:p>
      <text:p text:style-name="P41">1. Титульный лист с указанием варианта.</text:p>
      <text:p text:style-name="P41">2. Постановка задачи. Описание реализуемого класса и методов.</text:p>
      <text:p text:style-name="P41">3. Оценка временной сложности каждого метода.</text:p>
      <text:p text:style-name="P41"><text:span text:style-name="T99">4</text:span>. Пример работы.</text:p>
      <text:p text:style-name="P41"><text:span text:style-name="T99">5</text:span>. Листинг.</text:p>
      <text:p text:style-name="P41"/>
      <text:p text:style-name="P41">Список методов, которые реализует каждый вариант (приведено для типа данных int):</text:p>
      <text:p text:style-name="P41">1. добавление в конец списка</text:p>
      <text:p text:style-name="P41">2. добавление в начало списка</text:p>
      <text:p text:style-name="P41">3. удаление последнего элемента</text:p>
      <text:p text:style-name="P41">4. удаление первого элемента</text:p>
      <text:p text:style-name="P41">5. добавление элемента по индексу (вставка перед элементом, который был ранее доступен по этому индексу)</text:p>
      <text:p text:style-name="P41">6. получение элемента по индексу</text:p>
      <text:p text:style-name="P41">7. удаление элемента по индексу</text:p>
      <text:p text:style-name="P41">8. получение размера списка</text:p>
      <text:p text:style-name="P41">9. удаление всех элементов списка</text:p>
      <text:p text:style-name="P41"><text:soft-page-break/>10. замена элемента по индексу на передаваемый</text:p>
      <text:p text:style-name="P41">элемент</text:p>
      <text:p text:style-name="P41">11. проверка на пустоту списка</text:p>
      <text:p text:style-name="P41">Список методов, которые реализуются в отдельных вариантах:</text:p>
      <text:p text:style-name="P41">1<text:span text:style-name="T100">2</text:span>. меняет порядок элементов в списке на обратный</text:p>
      <text:p text:style-name="P41">1<text:span text:style-name="T100">3</text:span>. вставка другого списка в список, начиная с</text:p>
      <text:p text:style-name="P41">индекса</text:p>
      <text:p text:style-name="P41">1<text:span text:style-name="T100">4</text:span>. вставка другого списка в конец</text:p>
      <text:p text:style-name="P41">1<text:span text:style-name="T100">5</text:span>. вставка другого списка в начало</text:p>
      <text:p text:style-name="P41">1<text:span text:style-name="T100">6</text:span>. проверка на содержание другого списка в списке, можно сделать типа int</text:p>
      <text:p text:style-name="P41">1<text:span text:style-name="T100">7</text:span>. поиск первого вхождения другого списка в список</text:p>
      <text:p text:style-name="P41">1<text:span text:style-name="T100">8</text:span>. поиск последнего вхождения другого списка в список</text:p>
      <text:p text:style-name="P54">19. обмен двух элементов списка по индеусам</text:p>
      <text:p text:style-name="P54"/>
      <text:p text:style-name="P41">Варианты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9">№ Варианта</text:p>
          </table:table-cell>
          <table:table-cell table:style-name="Table3.A1" office:value-type="string">
            <text:p text:style-name="P29">Тип списка</text:p>
          </table:table-cell>
          <table:table-cell table:style-name="Table3.C1" office:value-type="string">
            <text:p text:style-name="P29">Реализуемые функции</text:p>
          </table:table-cell>
        </table:table-row>
        <table:table-row>
          <table:table-cell table:style-name="Table3.A2" office:value-type="string">
            <text:p text:style-name="P50">1</text:p>
          </table:table-cell>
          <table:table-cell table:style-name="Table3.A2" office:value-type="string">
            <text:p text:style-name="P30">односвязный список</text:p>
          </table:table-cell>
          <table:table-cell table:style-name="Table3.C2" office:value-type="string">
            <text:p text:style-name="P30">1-12, 13</text:p>
          </table:table-cell>
        </table:table-row>
        <table:table-row>
          <table:table-cell table:style-name="Table3.A2" office:value-type="string">
            <text:p text:style-name="P50">2</text:p>
          </table:table-cell>
          <table:table-cell table:style-name="Table3.A2" office:value-type="string">
            <text:p text:style-name="P30">двусвязный список</text:p>
          </table:table-cell>
          <table:table-cell table:style-name="Table3.C2" office:value-type="string">
            <text:p text:style-name="P30">1-12, 13</text:p>
          </table:table-cell>
        </table:table-row>
        <table:table-row>
          <table:table-cell table:style-name="Table3.A2" office:value-type="string">
            <text:p text:style-name="P50">3</text:p>
          </table:table-cell>
          <table:table-cell table:style-name="Table3.A2" office:value-type="string">
            <text:p text:style-name="P30">односвязный список</text:p>
          </table:table-cell>
          <table:table-cell table:style-name="Table3.C2" office:value-type="string">
            <text:p text:style-name="P30">1-12, 14</text:p>
          </table:table-cell>
        </table:table-row>
        <table:table-row>
          <table:table-cell table:style-name="Table3.A2" office:value-type="string">
            <text:p text:style-name="P50">4</text:p>
          </table:table-cell>
          <table:table-cell table:style-name="Table3.A2" office:value-type="string">
            <text:p text:style-name="P30">двусвязный список</text:p>
          </table:table-cell>
          <table:table-cell table:style-name="Table3.C2" office:value-type="string">
            <text:p text:style-name="P30">1-12, 14</text:p>
          </table:table-cell>
        </table:table-row>
        <table:table-row>
          <table:table-cell table:style-name="Table3.A2" office:value-type="string">
            <text:p text:style-name="P50">5</text:p>
          </table:table-cell>
          <table:table-cell table:style-name="Table3.A2" office:value-type="string">
            <text:p text:style-name="P30">односвязный список</text:p>
          </table:table-cell>
          <table:table-cell table:style-name="Table3.C2" office:value-type="string">
            <text:p text:style-name="P30">1-12, 15</text:p>
          </table:table-cell>
        </table:table-row>
        <table:table-row>
          <table:table-cell table:style-name="Table3.A2" office:value-type="string">
            <text:p text:style-name="P50">6</text:p>
          </table:table-cell>
          <table:table-cell table:style-name="Table3.A2" office:value-type="string">
            <text:p text:style-name="P30">двусвязный список</text:p>
          </table:table-cell>
          <table:table-cell table:style-name="Table3.C2" office:value-type="string">
            <text:p text:style-name="P30">1-12, 15</text:p>
          </table:table-cell>
        </table:table-row>
        <table:table-row>
          <table:table-cell table:style-name="Table3.A2" office:value-type="string">
            <text:p text:style-name="P50">7</text:p>
          </table:table-cell>
          <table:table-cell table:style-name="Table3.A2" office:value-type="string">
            <text:p text:style-name="P30">односвязный список</text:p>
          </table:table-cell>
          <table:table-cell table:style-name="Table3.C2" office:value-type="string">
            <text:p text:style-name="P30">1-12, 16</text:p>
          </table:table-cell>
        </table:table-row>
        <table:table-row>
          <table:table-cell table:style-name="Table3.A2" office:value-type="string">
            <text:p text:style-name="P50">8</text:p>
          </table:table-cell>
          <table:table-cell table:style-name="Table3.A2" office:value-type="string">
            <text:p text:style-name="P30">двусвязный список</text:p>
          </table:table-cell>
          <table:table-cell table:style-name="Table3.C2" office:value-type="string">
            <text:p text:style-name="P30">1-12, 16</text:p>
          </table:table-cell>
        </table:table-row>
        <table:table-row>
          <table:table-cell table:style-name="Table3.A2" office:value-type="string">
            <text:p text:style-name="P50">9</text:p>
          </table:table-cell>
          <table:table-cell table:style-name="Table3.A2" office:value-type="string">
            <text:p text:style-name="P30">односвязный список</text:p>
          </table:table-cell>
          <table:table-cell table:style-name="Table3.C2" office:value-type="string">
            <text:p text:style-name="P30">1-12, 17</text:p>
          </table:table-cell>
        </table:table-row>
        <table:table-row>
          <table:table-cell table:style-name="Table3.A2" office:value-type="string">
            <text:p text:style-name="P50">10</text:p>
          </table:table-cell>
          <table:table-cell table:style-name="Table3.A2" office:value-type="string">
            <text:p text:style-name="P30">двусвязный список</text:p>
          </table:table-cell>
          <table:table-cell table:style-name="Table3.C2" office:value-type="string">
            <text:p text:style-name="P30">1-12, 17</text:p>
          </table:table-cell>
        </table:table-row>
        <text:soft-page-break/>
        <table:table-row>
          <table:table-cell table:style-name="Table3.A2" office:value-type="string">
            <text:p text:style-name="P50">11</text:p>
          </table:table-cell>
          <table:table-cell table:style-name="Table3.A2" office:value-type="string">
            <text:p text:style-name="P30">односвязный список</text:p>
          </table:table-cell>
          <table:table-cell table:style-name="Table3.C2" office:value-type="string">
            <text:p text:style-name="P30">1-12, 18</text:p>
          </table:table-cell>
        </table:table-row>
        <table:table-row>
          <table:table-cell table:style-name="Table3.A2" office:value-type="string">
            <text:p text:style-name="P50">12</text:p>
          </table:table-cell>
          <table:table-cell table:style-name="Table3.A2" office:value-type="string">
            <text:p text:style-name="P30">двусвязный список</text:p>
          </table:table-cell>
          <table:table-cell table:style-name="Table3.C2" office:value-type="string">
            <text:p text:style-name="P30">1-12, 18</text:p>
          </table:table-cell>
        </table:table-row>
        <table:table-row>
          <table:table-cell table:style-name="Table3.A2" office:value-type="string">
            <text:p text:style-name="P50">13</text:p>
          </table:table-cell>
          <table:table-cell table:style-name="Table3.A2" office:value-type="string">
            <text:p text:style-name="P30">односвязный список</text:p>
          </table:table-cell>
          <table:table-cell table:style-name="Table3.C2" office:value-type="string">
            <text:p text:style-name="P30">1-12, 19</text:p>
          </table:table-cell>
        </table:table-row>
        <table:table-row>
          <table:table-cell table:style-name="Table3.A2" office:value-type="string">
            <text:p text:style-name="P50">14</text:p>
          </table:table-cell>
          <table:table-cell table:style-name="Table3.A2" office:value-type="string">
            <text:p text:style-name="P30">двусвязный список</text:p>
          </table:table-cell>
          <table:table-cell table:style-name="Table3.C2" office:value-type="string">
            <text:p text:style-name="P30">1-12, 19</text:p>
          </table:table-cell>
        </table:table-row>
      </table:table>
      <text:p text:style-name="P41"/>
      <text:p text:style-name="P41"/>
      <text:h text:style-name="P57" text:outline-level="2">Выполнение работы</text:h>
      <text:p text:style-name="P33"><text:span text:style-name="T45">Д</text:span><text:span text:style-name="T44">ля </text:span><text:span text:style-name="T47">типа списка были реализованы два </text:span><text:span text:style-name="T64">шаблонных</text:span><text:span text:style-name="T47"> класса — </text:span><text:span text:style-name="T36">L</text:span><text:span text:style-name="T33">inkedList</text:span><text:span text:style-name="T47"> и </text:span><text:span text:style-name="T33">Node</text:span><text:span text:style-name="T47">.</text:span></text:p>
      <text:p text:style-name="P49"><text:span text:style-name="T44">Таблица 1 — </text:span><text:span text:style-name="T48">Поля класса </text:span><text:span text:style-name="T34">Nod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Тип</text:p>
          </table:table-cell>
          <table:table-cell table:style-name="Table1.A1" office:value-type="string">
            <text:p text:style-name="P19">Название поля</text:p>
          </table:table-cell>
          <table:table-cell table:style-name="Table1.C1" office:value-type="string">
            <text:p text:style-name="P19">Описание</text:p>
          </table:table-cell>
        </table:table-row>
        <table:table-row>
          <table:table-cell table:style-name="Table1.A2" office:value-type="string">
            <text:p text:style-name="P24">std::shared_ptr&lt;Node&lt;<text:span text:style-name="T101">T&gt;</text:span>&gt;</text:p>
          </table:table-cell>
          <table:table-cell table:style-name="Table1.A2" office:value-type="string">
            <text:p text:style-name="P26">next</text:p>
          </table:table-cell>
          <table:table-cell table:style-name="Table1.C2" office:value-type="string">
            <text:p text:style-name="P21"><text:span text:style-name="T86">Указатель на </text:span><text:span text:style-name="T87">п</text:span><text:span text:style-name="T88">редыдущий</text:span><text:span text:style-name="T87"> элемент</text:span></text:p>
          </table:table-cell>
        </table:table-row>
        <table:table-row>
          <table:table-cell table:style-name="Table1.A2" office:value-type="string">
            <text:p text:style-name="P13">T</text:p>
          </table:table-cell>
          <table:table-cell table:style-name="Table1.A2" office:value-type="string">
            <text:p text:style-name="P27">value</text:p>
          </table:table-cell>
          <table:table-cell table:style-name="Table1.C2" office:value-type="string">
            <text:p text:style-name="P22">Хранимый элемент</text:p>
          </table:table-cell>
        </table:table-row>
      </table:table>
      <text:p text:style-name="P35"/>
      <text:p text:style-name="P36">Класс <text:span text:style-name="T37">Node</text:span> является скрытым типом для внутреннего использования типом списка и представляет собой элемент <text:span text:style-name="T104">одно</text:span>связного списка, хранящий указател<text:span text:style-name="T102">ь на</text:span> следующий элемент, а также поле данных.</text:p>
      <text:p text:style-name="P37">Класс <text:span text:style-name="T38">L</text:span><text:span text:style-name="T37">inkedList</text:span> представляет собой тип самого списка, который хранит указатели на первый и последний элемент, что помогает ускорить выполнение некоторых типовых операций над списком, и количество элементов в списке — его размер или «длину».</text:p>
      <text:p text:style-name="Table"><text:span text:style-name="T44">Таблица 2 — </text:span><text:span text:style-name="T49">Поля класса </text:span><text:span text:style-name="T34">DLinkedLis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Тип</text:p>
          </table:table-cell>
          <table:table-cell table:style-name="Table2.A1" office:value-type="string">
            <text:p text:style-name="P20">Название поля</text:p>
          </table:table-cell>
          <table:table-cell table:style-name="Table2.C1" office:value-type="string">
            <text:p text:style-name="P20">Описание</text:p>
          </table:table-cell>
        </table:table-row>
        <table:table-row>
          <table:table-cell table:style-name="Table2.A2" office:value-type="string">
            <text:p text:style-name="P24">std::shared_ptr&lt;Node&lt;<text:span text:style-name="T103">T&gt;</text:span>&gt;</text:p>
          </table:table-cell>
          <table:table-cell table:style-name="Table2.A2" office:value-type="string">
            <text:p text:style-name="P25">head_</text:p>
          </table:table-cell>
          <table:table-cell table:style-name="Table2.C2" office:value-type="string">
            <text:p text:style-name="P19"><text:span text:style-name="T86">Указатель на </text:span><text:span text:style-name="T89">первый</text:span><text:span text:style-name="T87"> элемент</text:span></text:p>
          </table:table-cell>
        </table:table-row>
        <table:table-row>
          <table:table-cell table:style-name="Table2.A2" office:value-type="string">
            <text:p text:style-name="P24">std::shared_ptr&lt;Node&lt;<text:span text:style-name="T103">T&gt;</text:span>&gt;</text:p>
          </table:table-cell>
          <table:table-cell table:style-name="Table2.A2" office:value-type="string">
            <text:p text:style-name="P25">tail_</text:p>
          </table:table-cell>
          <table:table-cell table:style-name="Table2.C2" office:value-type="string">
            <text:p text:style-name="P19"><text:span text:style-name="T86">Указатель на </text:span><text:span text:style-name="T89">последний</text:span><text:span text:style-name="T87"> элемент</text:span></text:p>
          </table:table-cell>
        </table:table-row>
        <table:table-row>
          <table:table-cell table:style-name="Table2.A2" office:value-type="string">
            <text:p text:style-name="P25">size_t</text:p>
          </table:table-cell>
          <table:table-cell table:style-name="Table2.A2" office:value-type="string">
            <text:p text:style-name="P25">size_</text:p>
          </table:table-cell>
          <table:table-cell table:style-name="Table2.C2" office:value-type="string">
            <text:p text:style-name="P23">Длина списка (количество элементов)</text:p>
          </table:table-cell>
        </table:table-row>
      </table:table>
      <text:p text:style-name="P34"/>
      <text:p text:style-name="Text_20_body"><text:soft-page-break/>Согласно варианта работы были реализованы следующие методы:</text:p>
      <text:list text:style-name="L1">
        <text:list-item>
          <text:p text:style-name="P60"><text:span text:style-name="T75">void push_back(int)</text:span><text:span text:style-name="T44"> — </text:span><text:span text:style-name="T50">добавляет элемент в кон</text:span><text:span text:style-name="T51">е</text:span><text:span text:style-name="T50">ц списка</text:span><text:span text:style-name="T46">. </text:span><text:span text:style-name="T50">Благодаря тому, что в списке есть указатель на «хвост» списка — добавление производится за константное время — не зависит от длины списка - </text:span><text:span text:style-name="T55">O(1)</text:span><text:span text:style-name="T50">.</text:span></text:p>
        </text:list-item>
        <text:list-item>
          <text:p text:style-name="P61"><text:span text:style-name="T73">void </text:span><text:span text:style-name="T11">push_front(int)</text:span><text:span text:style-name="T44"> - </text:span><text:span text:style-name="T50">добавляет элемент в </text:span><text:span text:style-name="T51">начало</text:span><text:span text:style-name="T50"> списка</text:span><text:span text:style-name="T46">. </text:span><text:span text:style-name="T51">Д</text:span><text:span text:style-name="T50">обавление производится за константное время — не зависит от длины списка - </text:span><text:span text:style-name="T55">O(1)</text:span><text:span text:style-name="T50">.</text:span></text:p>
        </text:list-item>
        <text:list-item>
          <text:p text:style-name="P62"><text:span text:style-name="T73">void </text:span><text:span text:style-name="T12">pop_back()</text:span><text:span text:style-name="T44"> - </text:span><text:span text:style-name="T52">удаляет элемент из конца списка. В случае применения для пустого списка ничего не делает. </text:span><text:span text:style-name="T65">Поскольку нужно обновить значение указателя на последний элемент предыдущего элемента, на который указателя нет, нужно пройти весь список от начала до конца, поэтому метод работает за линейное время</text:span><text:span text:style-name="T52"> - </text:span><text:span text:style-name="T55">O(</text:span><text:span text:style-name="T65">n</text:span><text:span text:style-name="T55">)</text:span><text:span text:style-name="T52">.</text:span></text:p>
        </text:list-item>
        <text:list-item>
          <text:p text:style-name="P63"><text:span text:style-name="T74">v</text:span><text:span text:style-name="T73">oid </text:span><text:span text:style-name="T76">pop_front()</text:span><text:span text:style-name="T44"> - </text:span><text:span text:style-name="T52">удаляет элемент из </text:span><text:span text:style-name="T53">начала</text:span><text:span text:style-name="T52"> списка. В случае применения для пустого списка ничего не делает. Также как и </text:span><text:span text:style-name="T76">push_</text:span><text:span text:style-name="T77">front</text:span><text:span text:style-name="T76">()</text:span><text:span text:style-name="T52"> выполняется за время, не зависящее от количества элементов в списке - </text:span><text:span text:style-name="T55">O(1)</text:span><text:span text:style-name="T52">.</text:span></text:p>
        </text:list-item>
        <text:list-item>
          <text:p text:style-name="P64"><text:span text:style-name="T73">void </text:span><text:span text:style-name="T78">insert(int, size_t)</text:span><text:span text:style-name="T44"> — </text:span><text:span text:style-name="T54">добавляет элемент со значением </text:span><text:span text:style-name="T78">a</text:span><text:span text:style-name="T54"> по произвольному индексу. В случае указания индекса за пределами индекскации списка, выбрасывает исключение </text:span><text:span text:style-name="T78">std::out_of_range</text:span><text:span text:style-name="T54">. В общем случае выполняется за линейное время, зависящее от количества элементов в списке, </text:span><text:span text:style-name="T56">поскольку нужно последовательно переходить от элемента к элементу до достижения нужной позиции</text:span><text:span text:style-name="T54"> — O(n).</text:span></text:p>
        </text:list-item>
      </text:list>
      <text:list text:style-name="L2">
        <text:list-item>
          <text:p text:style-name="P65"><text:span text:style-name="T79">void</text:span><text:span text:style-name="T73"> </text:span><text:span text:style-name="T79">remove</text:span><text:span text:style-name="T73">(</text:span><text:span text:style-name="T79">size_t)</text:span><text:span text:style-name="T44"> — </text:span><text:span text:style-name="T56">удаляет элемент по произвольному индексу. </text:span><text:span text:style-name="T54">В случае указания индекса за пределами индекскации списка, выбрасывает исключение </text:span><text:span text:style-name="T78">std::out_of_range</text:span><text:span text:style-name="T54">. </text:span><text:span text:style-name="T56">Подобно </text:span><text:span text:style-name="T79">insert()</text:span><text:span text:style-name="T56"> работает за линейное время — O(n).</text:span></text:p>
        </text:list-item>
        <text:list-item>
          <text:p text:style-name="P66"><text:soft-page-break/><text:span text:style-name="T80">int at</text:span><text:span text:style-name="T73">(</text:span><text:span text:style-name="T80">size_t</text:span><text:span text:style-name="T73">)</text:span><text:span text:style-name="T44"> — </text:span><text:span text:style-name="T57">возвращяет значение, которое хранит элемент с номером </text:span><text:span text:style-name="T80">i</text:span><text:span text:style-name="T57">. При обращении к элементу с слишком большим номером выбрасывает исключение </text:span><text:span text:style-name="T80">std::out_of_range</text:span><text:span text:style-name="T57">. Из-за необходимости последовательного прохождения элементов до достижения указанного номера работает за время O(n).</text:span></text:p>
        </text:list-item>
        <text:list-item>
          <text:p text:style-name="P67"><text:span text:style-name="T73">void set(size_t, int)</text:span><text:span text:style-name="T44"> — устанавливает значение элемента по индексу </text:span><text:span text:style-name="T73">i</text:span><text:span text:style-name="T44"> значение </text:span><text:span text:style-name="T73">n</text:span><text:span text:style-name="T44">. Для слишком высоких индексов выбрасывает исключение </text:span><text:span text:style-name="T73">std::out_of_range</text:span><text:span text:style-name="T44">.</text:span><text:span text:style-name="T73"> </text:span><text:span text:style-name="T44">Так же как и </text:span><text:span text:style-name="T73">at()</text:span><text:span text:style-name="T44"> работает за линейное время O(n). Тестируется </text:span><text:span text:style-name="T58">для непустого — последовательной установкой элементам значений и на исключение — так и для пустого — проверяется только исключение.</text:span></text:p>
        </text:list-item>
        <text:list-item>
          <text:p text:style-name="P68"><text:span text:style-name="T81">s</text:span><text:span text:style-name="T73">ize_t get_size()</text:span><text:span text:style-name="T44"> - возвращает размер списка — значение </text:span><text:span text:style-name="T73">size_</text:span><text:span text:style-name="T44">. Время работы не зависит от размера списка — длина списка хранится в отдельном поле.</text:span></text:p>
        </text:list-item>
        <text:list-item>
          <text:p text:style-name="P69"><text:span text:style-name="T73">void clear()</text:span><text:span text:style-name="T44"> - удаляет все элементы из списка. Для начала «затирается» </text:span><text:span text:style-name="T73">tail_,</text:span><text:span text:style-name="T44"> затем </text:span><text:span text:style-name="T73">head_.</text:span><text:span text:style-name="T44"> Таким образом, удаление объектов и освобождение памяти отдаётся на откуп </text:span><text:span text:style-name="T73">std::shared_ptr.</text:span><text:span text:style-name="T44"> </text:span><text:span text:style-name="T59">При использовании для пустого списка ничего не делает. Выполняется тем дольше, чем больше элементов в списке, потому что последовательно обходит все элементы - O(n).</text:span></text:p>
        </text:list-item>
        <text:list-item>
          <text:p text:style-name="P69"><text:span text:style-name="T83">b</text:span><text:span text:style-name="T82">ool is_empty()</text:span><text:span text:style-name="T59"> - возвращает </text:span><text:span text:style-name="T83">true</text:span><text:span text:style-name="T60">, если список пуст и </text:span><text:span text:style-name="T83">false</text:span><text:span text:style-name="T60"> в противном случае. Время работы константно, поскольку пустота определяется сравнение поля </text:span><text:span text:style-name="T83">size_</text:span><text:span text:style-name="T60"> с нулём.</text:span></text:p>
        </text:list-item>
        <text:list-item>
          <text:p text:style-name="P70"><text:span text:style-name="T73">void </text:span><text:span text:style-name="T85">swap</text:span><text:span text:style-name="T73">(</text:span><text:span text:style-name="T85">size_t first, size_t second</text:span><text:span text:style-name="T73">)</text:span><text:span text:style-name="T44"> — </text:span><text:span text:style-name="T66">меняет местами два элемента </text:span><text:span text:style-name="T67">по указанным индексам. </text:span><text:span text:style-name="T68">Находит элементы по номерам, а также пердыдущие элементы, после чего меняет значения указателей, для обеспечения нового порядка следования элементов. Для нахождения </text:span><text:soft-page-break/><text:span text:style-name="T68">элементов проходит список от начала до конца, поэтому время работы линейно — O(n).</text:span></text:p>
        </text:list-item>
      </text:list>
      <text:p text:style-name="P28"><text:span text:style-name="T63">Дополнительно, для копирования элементов списка при создании был создан копирующий конструктор — </text:span><text:span text:style-name="T84">DlinkedList(const DlinkedList&amp;)</text:span><text:span text:style-name="T63">, который копирует все элементы из списка-аргумента в создаваемый список.</text:span></text:p>
      <text:p text:style-name="P47"><text:span text:style-name="T62">Для </text:span><text:span text:style-name="T61">очистки списка перед удалением и освобождения памяти деструктор использует функцию </text:span><text:span text:style-name="T35">clear()</text:span><text:span text:style-name="T61">.</text:span></text:p>
      <text:p text:style-name="P39"/>
      <text:h text:style-name="P58" text:outline-level="2">Пример работы</text:h>
      <text:p text:style-name="P43">Следующий код служит примером работы с разработанным списком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3">int n;</text:p>
            <text:p text:style-name="P53">cin &gt;&gt; n;</text:p>
            <text:p text:style-name="P44">int a;</text:p>
            <text:p text:style-name="P44">for (size_t i = 0; i &lt; n; ++i) {</text:p>
            <text:p text:style-name="P44"><text:s text:c="4"/>cin &gt;&gt; a;</text:p>
            <text:p text:style-name="P45"><text:s text:c="4"/>// Если в списке ещё есть элементы, то перезаписать их</text:p>
            <text:p text:style-name="P44"><text:s text:c="4"/>if (i &lt; list.get_size())</text:p>
            <text:p text:style-name="P44"><text:s text:c="8"/>list.set(i, a);</text:p>
            <text:p text:style-name="P44"><text:s text:c="4"/>else <text:s/>// Если же нет, то добавить новые</text:p>
            <text:p text:style-name="P44"><text:s text:c="8"/>list.push_back(a);</text:p>
            <text:p text:style-name="P44">}</text:p>
            <text:p text:style-name="P44">cout &lt;&lt; list &lt;&lt; endl;</text:p>
          </table:table-cell>
        </table:table-row>
      </table:table>
      <text:p text:style-name="Text_20_body"/>
      <text:p text:style-name="P46"><text:span text:style-name="T4">Р</text:span><text:span text:style-name="T3">азработанный програм</text:span><text:span text:style-name="T5">м</text:span><text:span text:style-name="T3">ный код см. в приложении А.</text:span></text:p>
      <text:p text:style-name="P11"/>
      <text:h text:style-name="Heading_20_2" text:outline-level="2">Выводы</text:h>
      <text:p text:style-name="P32"><text:span text:style-name="T6">Был</text:span><text:span text:style-name="T7">а изучена такая структура данных как </text:span><text:span text:style-name="T9">одно</text:span><text:span text:style-name="T7">связный список, а так же принципы </text:span><text:span text:style-name="T10">методы её обработки</text:span><text:span text:style-name="T7">. Также была разработана собственная реализация, которая оптимизирует некоторые функции обработки двусвязного списка ценой незначительных дополнительных затрат памяти на хранение списка. </text:span><text:span text:style-name="T8">В процессе выполнения работы были изучены такие инструменты как cmake для упрощения работы с проектом, состоящим из </text:span><text:soft-page-break/><text:span text:style-name="T8">разных библиотек, и фреймворк googletest, облегчающий написание модульных тестов.</text:span></text:p>
      <text:p text:style-name="Text_20_body"/>
      <text:h text:style-name="P55" text:outline-level="1">Приложение А<text:line-break/>Исходный код программы<text:span text:style-name="T29"> </text:span></text:h>
      <text:p text:style-name="Text_20_body"><text:span text:style-name="T90">Файл</text:span> <text:span text:style-name="T41">src/</text:span><text:span text:style-name="T42">list.hh</text:span></text:p>
      <text:p text:style-name="P73"><text:span text:style-name="T23">#pragma once </text:span><text:span text:style-name="T92"><text:line-break/>#ifndef DLIST_HH <text:line-break/>#define DLIST_HH <text:line-break/><text:line-break/>#include &lt;memory&gt; <text:line-break/>#include &lt;stdexcept&gt; <text:line-break/><text:line-break/>namespace list { <text:line-break/><text:line-break/>template&lt;class T&gt; <text:line-break/>class LinkedList { <text:line-break/>public: <text:line-break/>   LinkedList() : head_(nullptr), tail_(nullptr), size_(0) {} <text:line-break/>   LinkedList(const LinkedList &amp;src); <text:line-break/>   LinkedList(LinkedList &amp;&amp;src); <text:line-break/>   ~LinkedList() { clear(); } <text:line-break/><text:line-break/>   void push_back(T value); <text:line-break/>   void push_front(T value); <text:line-break/>   void pop_back(); <text:line-break/>   void pop_front(); <text:line-break/><text:line-break/>   void insert(T value, size_t i); <text:line-break/>   void remove(size_t i); <text:line-break/>   T &amp;at(size_t i); <text:line-break/>   void set(size_t i, T value); <text:line-break/><text:line-break/>   size_t get_size() { return size_; } <text:line-break/>   void clear(); <text:line-break/>   bool is_empty() { return size_ == 0; } <text:line-break/><text:line-break/>   void swap(size_t first, size_t second); <text:line-break/>private: <text:line-break/>   template&lt;class U&gt; <text:line-break/>   struct Node; <text:line-break/><text:line-break/>   std::shared_ptr&lt;Node&lt;T&gt;&gt; head_; <text:line-break/>   std::shared_ptr&lt;Node&lt;T&gt;&gt; tail_; <text:line-break/><text:line-break/></text:span><text:soft-page-break/><text:span text:style-name="T92">   size_t size_; <text:line-break/>}; <text:line-break/><text:line-break/><text:line-break/>template&lt;class T&gt; <text:line-break/>template&lt;class U&gt; <text:line-break/>struct LinkedList&lt;T&gt;::Node { <text:line-break/>   Node(U value) : next(nullptr), value(value) {} <text:line-break/><text:line-break/>   std::shared_ptr&lt;Node&gt; next; <text:line-break/><text:line-break/>   U value; <text:line-break/>}; <text:line-break/><text:line-break/><text:line-break/>template&lt;class T&gt; <text:line-break/>LinkedList&lt;T&gt;::LinkedList(const LinkedList&lt;T&gt; &amp;src) : size_(0) <text:line-break/>{ <text:line-break/>   std::shared_ptr&lt;Node&lt;T&gt;&gt; cur = src.head_; <text:line-break/>   while (cur) { <text:line-break/>       push_back(cur-&gt;value); <text:line-break/>       cur = cur-&gt;next; <text:line-break/>   } <text:line-break/>} <text:line-break/><text:line-break/>template&lt;class T&gt; <text:line-break/>LinkedList&lt;T&gt;::LinkedList(LinkedList&lt;T&gt; &amp;&amp;src) : size_(src.size_) <text:line-break/>{ <text:line-break/>   head_.swap(src.head_); <text:line-break/>   tail_.swap(src.tail_); <text:line-break/>} <text:line-break/><text:line-break/>template&lt;class T&gt; <text:line-break/>void LinkedList&lt;T&gt;::push_back(T value) <text:line-break/>{ <text:line-break/>   std::shared_ptr&lt;Node&lt;T&gt;&gt; node(new Node&lt;T&gt;(value)); <text:line-break/>   if (!tail_) <text:line-break/>       head_ = node; <text:line-break/>   else <text:line-break/>       tail_-&gt;next = node; <text:line-break/>   tail_ = node; <text:line-break/>   ++size_; <text:line-break/>} <text:line-break/><text:line-break/></text:span><text:soft-page-break/><text:span text:style-name="T92">template&lt;class T&gt; <text:line-break/>void LinkedList&lt;T&gt;::push_front(T value) <text:line-break/>{ <text:line-break/>   std::shared_ptr&lt;Node&lt;T&gt;&gt; node(new Node&lt;T&gt;(value)); <text:line-break/>   if (!head_) <text:line-break/>       tail_ = node; <text:line-break/>   else <text:line-break/>       node-&gt;next = head_; <text:line-break/>   head_ = node; <text:line-break/>   ++size_; <text:line-break/>} <text:line-break/><text:line-break/>template&lt;class T&gt; <text:line-break/>void LinkedList&lt;T&gt;::pop_back() <text:line-break/>{ <text:line-break/>   if (is_empty()) <text:line-break/>       return; <text:line-break/>   if (size_ == 1) { <text:line-break/>       head_.reset(); <text:line-break/>       tail_.reset(); <text:line-break/>   } else { <text:line-break/>       std::shared_ptr&lt;Node&lt;T&gt;&gt; cur = head_; <text:line-break/>       while (cur != tail_ &amp;&amp; cur-&gt;next != tail_) <text:line-break/>           cur = cur-&gt;next; <text:line-break/>       tail_ = cur; <text:line-break/>       tail_-&gt;next.reset(); <text:line-break/>   } <text:line-break/>   --size_; <text:line-break/>} <text:line-break/><text:line-break/>template&lt;class T&gt; <text:line-break/>void LinkedList&lt;T&gt;::pop_front() <text:line-break/>{ <text:line-break/>   if (is_empty()) <text:line-break/>       return; <text:line-break/>   head_ = head_-&gt;next; <text:line-break/>   if (!head_) <text:line-break/>       tail_.reset(); <text:line-break/>   --size_; <text:line-break/>} <text:line-break/><text:line-break/>template&lt;class T&gt; <text:line-break/>void LinkedList&lt;T&gt;::insert(T value, size_t i) <text:line-break/>{ <text:line-break/></text:span><text:soft-page-break/><text:span text:style-name="T92">   if (i &gt; size_) // if i == size_, node will be inserted after the last one <text:line-break/>       throw std::out_of_range("Index out of range."); <text:line-break/>   else if (i == 0) <text:line-break/>       return push_front(value); <text:line-break/>   else if (i == size_) <text:line-break/>       return push_back(value); <text:line-break/>   std::shared_ptr&lt;Node&lt;T&gt;&gt; node(new Node&lt;T&gt;(value)); <text:line-break/>   std::shared_ptr&lt;Node&lt;T&gt;&gt; tmp; <text:line-break/>   if (i == size_ - 1) { <text:line-break/>       tmp = tail_; <text:line-break/>   } else { <text:line-break/>       tmp = head_; <text:line-break/>       for (size_t j = 1; j != i; ++j) <text:line-break/>           tmp = tmp-&gt;next; <text:line-break/>   } <text:line-break/>   node-&gt;next = tmp-&gt;next; <text:line-break/>   tmp-&gt;next = node; <text:line-break/>   ++size_; <text:line-break/>} <text:line-break/><text:line-break/>template&lt;class T&gt; <text:line-break/>void LinkedList&lt;T&gt;::remove(size_t i) <text:line-break/>{ <text:line-break/>   if (i &gt;= size_) { <text:line-break/>       throw std::out_of_range("Index out of range."); <text:line-break/>   } else if (i == 0) { <text:line-break/>       return pop_front(); <text:line-break/>   } else if (i == size_ - 1) { <text:line-break/>       return pop_back(); <text:line-break/>   } <text:line-break/>   std::shared_ptr&lt;Node&lt;T&gt;&gt; cur = head_; <text:line-break/>   for (size_t j = 1; j != i; ++j) <text:line-break/>       cur = cur-&gt;next; <text:line-break/>   std::shared_ptr&lt;Node&lt;T&gt;&gt; del = cur-&gt;next; <text:line-break/>   cur-&gt;next = del-&gt;next; <text:line-break/>   del-&gt;next.reset(); <text:line-break/>   --size_; <text:line-break/>} <text:line-break/><text:line-break/>template&lt;class T&gt; <text:line-break/>T &amp;LinkedList&lt;T&gt;::at(size_t i) <text:line-break/>{ <text:line-break/>   if (i &gt;= size_) { <text:line-break/></text:span><text:soft-page-break/><text:span text:style-name="T92">       throw std::out_of_range("Index out of range."); <text:line-break/>   } else if (i == 0) { <text:line-break/>       return head_-&gt;value; <text:line-break/>   } else if (i == size_ - 1) { <text:line-break/>       return tail_-&gt;value; <text:line-break/>   } <text:line-break/>   std::shared_ptr&lt;Node&lt;T&gt;&gt; tmp = head_-&gt;next; <text:line-break/>   for (size_t j = 1; j != i; ++j) <text:line-break/>       tmp = tmp-&gt;next; <text:line-break/>   return tmp-&gt;value; <text:line-break/>} <text:line-break/><text:line-break/>template&lt;class T&gt; <text:line-break/>void LinkedList&lt;T&gt;::set(size_t i, T value) <text:line-break/>{ <text:line-break/>   if (i &gt;= size_) { <text:line-break/>       throw std::out_of_range("Index out of range."); <text:line-break/>   } else if (i == 0) { <text:line-break/>       head_-&gt;value = value; <text:line-break/>       return; <text:line-break/>   } else if (i == size_ - 1) { <text:line-break/>       tail_-&gt;value = value; <text:line-break/>       return; <text:line-break/>   } <text:line-break/>   std::shared_ptr&lt;Node&lt;T&gt;&gt; tmp = head_-&gt;next; <text:line-break/>   for (size_t j = 1; j != i; ++j) <text:line-break/>       tmp = tmp-&gt;next; <text:line-break/>   tmp-&gt;value = value; <text:line-break/>} <text:line-break/><text:line-break/>template&lt;class T&gt; <text:line-break/>void LinkedList&lt;T&gt;::clear() <text:line-break/>{ <text:line-break/>   if (is_empty()) <text:line-break/>       return; <text:line-break/>   tail_.reset(); <text:line-break/>   head_.reset(); <text:line-break/>   size_ = 0; <text:line-break/>} <text:line-break/><text:line-break/>template&lt;class T&gt; <text:line-break/>void LinkedList&lt;T&gt;::swap(size_t first, size_t second) <text:line-break/>{ <text:line-break/>   if (first &gt;= size_ || second &gt;= size_) <text:line-break/></text:span><text:soft-page-break/><text:span text:style-name="T92">       throw std::out_of_range("Index out of range."); <text:line-break/>   if (first == second) <text:line-break/>       return; <text:line-break/>   if (first &gt; second) { <text:line-break/>       size_t tmp = first; <text:line-break/>       first = second; <text:line-break/>       second = tmp; <text:line-break/>   } <text:line-break/>   std::shared_ptr&lt;Node&lt;T&gt;&gt; first_prev; <text:line-break/>   std::shared_ptr&lt;Node&lt;T&gt;&gt; first_cur; <text:line-break/>   std::shared_ptr&lt;Node&lt;T&gt;&gt; second_prev; <text:line-break/>   std::shared_ptr&lt;Node&lt;T&gt;&gt; second_cur; <text:line-break/><text:line-break/>   std::shared_ptr&lt;Node&lt;T&gt;&gt; prev = nullptr; <text:line-break/>   std::shared_ptr&lt;Node&lt;T&gt;&gt; cur = head_; <text:line-break/>   for (size_t i = 0; i &lt; size_; ++i) { <text:line-break/>       if (i == first) { <text:line-break/>           first_prev = prev; <text:line-break/>           first_cur = cur; <text:line-break/>       } else if (i == second) { <text:line-break/>           second_prev = prev; <text:line-break/>           second_cur = cur; <text:line-break/>       } <text:line-break/>       prev = cur; <text:line-break/>       cur = cur-&gt;next; <text:line-break/>   } <text:line-break/><text:line-break/>   if (tail_ == second_cur) <text:line-break/>       tail_ = first_cur; <text:line-break/>   if (head_ == first_cur) <text:line-break/>       head_ = second_cur; <text:line-break/>   else <text:line-break/>       first_prev-&gt;next = second_cur; <text:line-break/>   second_prev-&gt;next = first_cur; <text:line-break/>   first_cur-&gt;next.swap(second_cur-&gt;next); <text:line-break/>} <text:line-break/><text:line-break/>}       // namespace dlist <text:line-break/><text:line-break/>#endif  // DLIST_HH</text:span></text:p>
      <text:p text:style-name="P72"/>
      <text:p text:style-name="P74"><text:span text:style-name="T93"><text:line-break/></text:span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Hack" svg:font-family="Hack, monospace, monospace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text-indent="0.4925in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50%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in" style:contextual-spacing="false" fo:text-align="center" style:justify-single-word="false" fo:text-indent="0in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5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line-height="100%" fo:text-align="start" style:justify-single-word="false" fo:text-indent="0in" style:auto-text-indent="false" style:page-number="auto" text:number-lines="false" text:line-number="0"/>
      <style:text-properties style:font-size-asian="10.5pt"/>
    </style:style>
    <style:style style:name="Листинг" style:family="paragraph" style:parent-style-name="Standard">
      <style:paragraph-properties fo:margin-left="0in" fo:margin-right="0in" fo:line-height="100%" fo:text-indent="0in" style:auto-text-indent="false"/>
      <style:text-properties style:font-name="Courier New1" fo:font-family="'Courier New'" style:font-style-name="Обычный" style:font-family-generic="modern" style:font-pitch="fixed" fo:font-size="11pt" style:font-size-asian="10.5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12H41M12S</meta:editing-duration>
    <meta:editing-cycles>272</meta:editing-cycles>
    <meta:generator>LibreOffice/7.4.1.2$Linux_X86_64 LibreOffice_project/40$Build-2</meta:generator>
    <dc:date>2022-10-07T23:14:18.620511453</dc:date>
    <meta:document-statistic meta:table-count="5" meta:image-count="0" meta:object-count="0" meta:page-count="14" meta:paragraph-count="160" meta:word-count="1716" meta:character-count="13006" meta:non-whitespace-character-count="10425"/>
  </office:meta>
</office:document-meta>
</file>